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2830eb" officeooo:paragraph-rsid="002830eb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none" fo:font-weight="normal" officeooo:rsid="0022b785" officeooo:paragraph-rsid="0022b785" style:font-name-asian="Arial3" style:font-size-asian="12pt" style:font-weight-asian="normal" style:font-name-complex="Arial3" style:font-size-complex="12pt" style:font-weight-complex="normal"/>
    </style:style>
    <style:style style:name="P12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3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font-name="Arial2" fo:font-size="12pt" officeooo:paragraph-rsid="002058c9" style:font-name-asian="Arial3" style:font-size-asian="12pt" style:font-name-complex="Arial3" style:font-size-complex="12pt"/>
    </style:style>
    <style:style style:name="P14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2d778" officeooo:paragraph-rsid="002117a9" style:font-name-asian="Arial3" style:font-size-asian="12pt" style:font-style-asian="normal" style:font-weight-asian="normal" style:font-name-complex="Arial3" style:font-size-complex="12pt" style:text-emphasize="none"/>
    </style:style>
    <style:style style:name="P15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name-asian="Arial3" style:font-size-asian="12pt" style:font-style-asian="normal" style:font-weight-asian="normal" style:font-name-complex="Arial3" style:font-size-complex="12pt" style:text-emphasize="none"/>
    </style:style>
    <style:style style:name="P16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5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name-asian="Arial3" style:font-size-asian="12pt" style:font-style-asian="normal" style:font-weight-asian="normal" style:font-name-complex="Arial3" style:font-size-complex="12pt" style:text-emphasize="none"/>
    </style:style>
    <style:style style:name="P1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1adcec" officeooo:paragraph-rsid="00254b51" style:font-size-asian="12pt" style:font-style-asian="normal" style:font-weight-asian="normal" style:font-size-complex="12pt" style:text-emphasize="none"/>
    </style:style>
    <style:style style:name="P18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9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058c9" style:font-name-asian="Arial3" style:font-size-asian="12pt" style:font-style-asian="normal" style:font-weight-asian="normal" style:font-name-complex="Arial3" style:font-size-complex="12pt" style:text-emphasize="none"/>
    </style:style>
    <style:style style:name="P20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21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style:font-name="Arial2" fo:font-size="12pt" style:font-size-asian="12pt" style:font-size-complex="12pt"/>
    </style:style>
    <style:style style:name="P23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style:font-name="Arial2" fo:font-size="12pt" officeooo:paragraph-rsid="002117a9" style:font-size-asian="12pt" style:font-size-complex="12pt"/>
    </style:style>
    <style:style style:name="P24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style:font-name="Arial2" fo:font-size="12pt" style:font-size-asian="12pt" style:font-size-complex="12pt"/>
    </style:style>
    <style:style style:name="P25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fo:language="ro" fo:country="RO" officeooo:rsid="00254b51" officeooo:paragraph-rsid="00254b51" style:font-size-asian="12pt" style:font-size-complex="12pt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Arial2" fo:font-size="12pt" fo:language="ro" fo:country="RO" officeooo:rsid="00254b51" officeooo:paragraph-rsid="00254b51" style:font-size-asian="12pt" style:font-size-complex="12pt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ro" fo:country="RO" officeooo:rsid="002830eb" style:font-name-asian="Arial3" style:font-name-complex="Arial3"/>
    </style:style>
    <style:style style:name="T5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style:font-style-asian="normal" style:font-weight-asian="normal" style:text-emphasize="none"/>
    </style:style>
    <style:style style:name="T8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79260" style:font-style-asian="normal" style:font-weight-asian="normal" style:text-emphasize="none"/>
    </style:style>
    <style:style style:name="T9" style:family="text">
      <style:text-properties fo:color="#000000" loext:opacity="100%" style:text-outline="false" style:text-line-through-style="none" style:text-line-through-type="none" fo:language="en" fo:country="GB" fo:font-style="normal" fo:text-shadow="none" style:text-underline-style="none" fo:font-weight="normal" officeooo:rsid="002830eb" style:font-style-asian="normal" style:font-weight-asian="normal" style:text-emphasize="none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11" style:family="text">
      <style:text-properties fo:color="#000000" loext:opacity="100%" style:text-outline="false" style:text-line-through-style="none" style:text-line-through-type="none" style:font-name="Arial" fo:language="en" fo:country="GB" fo:font-style="normal" fo:text-shadow="none" style:text-underline-style="none" fo:font-weight="normal" style:font-style-asian="normal" style:font-weight-asian="normal" style:text-emphasize="none"/>
    </style:style>
    <style:style style:name="T12" style:family="text">
      <style:text-properties fo:color="#000000" loext:opacity="100%" style:text-outline="false" style:text-line-through-style="none" style:text-line-through-type="none" style:font-name="Arial" fo:language="en" fo:country="GB" fo:font-style="normal" fo:text-shadow="none" style:text-underline-style="none" fo:font-weight="normal" officeooo:rsid="00279260" style:font-style-asian="normal" style:font-weight-asian="normal" style:text-emphasize="none"/>
    </style:style>
    <style:style style:name="T13" style:family="text">
      <style:text-properties fo:color="#000000" loext:opacity="100%" style:text-outline="false" style:text-line-through-style="none" style:text-line-through-type="none" style:font-name="Arial" fo:language="en" fo:country="GB" fo:font-style="normal" fo:text-shadow="none" style:text-underline-style="none" fo:font-weight="normal" officeooo:rsid="0028687a" style:font-style-asian="normal" style:font-weight-asian="normal" style:text-emphasize="none"/>
    </style:style>
    <style:style style:name="T14" style:family="text">
      <style:text-properties officeooo:rsid="00129edb"/>
    </style:style>
    <style:style style:name="T15" style:family="text">
      <style:text-properties officeooo:rsid="001adcec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18" style:family="text">
      <style:text-properties fo:language="en" fo:country="GB" officeooo:rsid="002792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8">19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5"><text:span text:style-name="T18">Checkout</text:span> button – <text:span text:style-name="T18">when the cart is empty the “checkout” button from the Shopping cart page is functional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20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21"><text:span text:style-name="T4">24</text:span><text:span text:style-name="T5">/0</text:span><text:span text:style-name="T3">4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6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7">Windows <text:span text:style-name="T14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2"><text:span text:style-name="T16">Chrome </text:span><text:span text:style-name="T17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7">S<text:span text:style-name="T15">1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7">P<text:span text:style-name="T15">1</text:span></text:p>
          </table:table-cell>
        </table:table-row>
      </table:table>
      <text:p text:style-name="P1"/>
      <text:p text:style-name="P1"/>
      <text:p text:style-name="P10">Description</text:p>
      <text:p text:style-name="P26"><text:span text:style-name="T7">When the cart is empty and </text:span><text:span text:style-name="T6">the Shopping cart page is accessed, “checkout” button is functional and redirects to Checkout page.</text:span></text:p>
      <text:p text:style-name="P17"/>
      <text:p text:style-name="P17"/>
      <text:p text:style-name="P10">Steps to reproduce</text:p>
      <text:p text:style-name="P15">1. access site www.saucedemo.com in Chrome </text:p>
      <text:p text:style-name="P24"><text:span text:style-name="T6">2. insert valid data in field “Username” </text:span><text:span text:style-name="T8">(</text:span><text:span text:style-name="T9">problem</text:span><text:span text:style-name="T8">_user)</text:span></text:p>
      <text:p text:style-name="P24"><text:span text:style-name="T6">3. insert valid data in field “Password” </text:span><text:span text:style-name="T8">(secret_sauce)</text:span></text:p>
      <text:p text:style-name="P18">4. press “Login” button</text:p>
      <text:p text:style-name="P18">5. click the icon off the cart </text:p>
      <text:p text:style-name="P18">6. press “checkout” button </text:p>
      <text:p text:style-name="P16"/>
      <text:p text:style-name="P10">Expected result</text:p>
      <text:p text:style-name="P23"><text:span text:style-name="T10">When the cart is empty and the Shopping cart page is accessed, “checkout” button is </text:span><text:span text:style-name="T13">disabled (greyed out and not clickable).</text:span></text:p>
      <text:p text:style-name="P14"/>
      <text:p text:style-name="P10">Actual result</text:p>
      <text:p text:style-name="P19">When the cart is empty and the Shopping cart page is accessed, “checkout” button is functional and redirects to Checkout page.</text:p>
      <text:p text:style-name="P13"/>
      <text:p text:style-name="P10">Notes</text:p>
      <text:p text:style-name="P11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20</meta:editing-cycles>
    <meta:creation-date>2024-02-05T18:33:00</meta:creation-date>
    <dc:date>2024-05-04T13:21:10.930000000</dc:date>
    <meta:editing-duration>PT3H29M24S</meta:editing-duration>
    <meta:generator>LibreOffice/7.3.0.3$Windows_X86_64 LibreOffice_project/0f246aa12d0eee4a0f7adcefbf7c878fc2238db3</meta:generator>
    <meta:document-statistic meta:table-count="1" meta:image-count="0" meta:object-count="0" meta:page-count="1" meta:paragraph-count="37" meta:word-count="161" meta:character-count="1022" meta:non-whitespace-character-count="889"/>
    <meta:user-defined meta:name="AppVersion">16.0000</meta:user-defined>
    <meta:template xlink:type="simple" xlink:actuate="onRequest" xlink:title="Normal" xlink:href=""/>
  </office:meta>
</office:document-meta>
</file>